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cd71"/>
    </style:style>
    <style:style style:name="P2" style:family="paragraph" style:parent-style-name="Standard">
      <style:text-properties style:font-name="Liberation Serif" officeooo:paragraph-rsid="0004cd71"/>
    </style:style>
    <style:style style:name="P3" style:family="paragraph" style:parent-style-name="Standard">
      <style:text-properties style:font-name="Liberation Serif" officeooo:rsid="0007314e" officeooo:paragraph-rsid="0007314e"/>
    </style:style>
    <style:style style:name="P4" style:family="paragraph" style:parent-style-name="Standard">
      <style:text-properties style:font-name="Liberation Serif" officeooo:rsid="0007314e" officeooo:paragraph-rsid="0007314e" fo:background-color="#fff200"/>
    </style:style>
    <style:style style:name="P5" style:family="paragraph" style:parent-style-name="Standard">
      <style:text-properties style:font-name="Liberation Serif" officeooo:paragraph-rsid="0007314e"/>
    </style:style>
    <style:style style:name="P6" style:family="paragraph" style:parent-style-name="Standard">
      <style:text-properties style:font-name="Liberation Serif" officeooo:paragraph-rsid="000a0719"/>
    </style:style>
    <style:style style:name="P7" style:family="paragraph" style:parent-style-name="Standard">
      <style:text-properties officeooo:rsid="000770d6" officeooo:paragraph-rsid="000770d6"/>
    </style:style>
    <style:style style:name="P8" style:family="paragraph" style:parent-style-name="Standard">
      <style:text-properties officeooo:rsid="00088138" officeooo:paragraph-rsid="00099d60"/>
    </style:style>
    <style:style style:name="P9" style:family="paragraph" style:parent-style-name="Standard">
      <style:text-properties officeooo:rsid="00099d60" officeooo:paragraph-rsid="00099d60"/>
    </style:style>
    <style:style style:name="P10" style:family="paragraph" style:parent-style-name="Standard">
      <style:text-properties officeooo:rsid="000b15a0" officeooo:paragraph-rsid="000b15a0"/>
    </style:style>
    <style:style style:name="P11" style:family="paragraph" style:parent-style-name="Standard">
      <style:paragraph-properties fo:break-before="page"/>
      <style:text-properties officeooo:rsid="0004cd71" officeooo:paragraph-rsid="0004cd71"/>
    </style:style>
    <style:style style:name="P12" style:family="paragraph" style:parent-style-name="Standard">
      <style:paragraph-properties fo:break-before="page"/>
      <style:text-properties officeooo:paragraph-rsid="0007314e"/>
    </style:style>
    <style:style style:name="P13" style:family="paragraph" style:parent-style-name="Standard">
      <style:paragraph-properties fo:break-before="page"/>
      <style:text-properties officeooo:rsid="00099d60" officeooo:paragraph-rsid="00099d60"/>
    </style:style>
    <style:style style:name="P14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4cd71" officeooo:paragraph-rsid="0004cd71"/>
    </style:style>
    <style:style style:name="P15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4cd71" officeooo:paragraph-rsid="000a0719"/>
    </style:style>
    <style:style style:name="P16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4cd71" officeooo:paragraph-rsid="0007314e"/>
    </style:style>
    <style:style style:name="P17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5381f" officeooo:paragraph-rsid="0004cd71"/>
    </style:style>
    <style:style style:name="P18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314e" officeooo:paragraph-rsid="0004cd71"/>
    </style:style>
    <style:style style:name="P19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314e" officeooo:paragraph-rsid="0007314e"/>
    </style:style>
    <style:style style:name="P20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88138" officeooo:paragraph-rsid="00099d60"/>
    </style:style>
    <style:style style:name="P21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88138" officeooo:paragraph-rsid="000770d6"/>
    </style:style>
    <style:style style:name="P22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b15a0" officeooo:paragraph-rsid="000b15a0"/>
    </style:style>
    <style:style style:name="P23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c0f82" officeooo:paragraph-rsid="000b15a0"/>
    </style:style>
    <style:style style:name="P24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f0627" officeooo:paragraph-rsid="00099d60"/>
    </style:style>
    <style:style style:name="P25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70d6" officeooo:paragraph-rsid="000770d6"/>
    </style:style>
    <style:style style:name="P26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99d60" officeooo:paragraph-rsid="00099d60"/>
    </style:style>
    <style:style style:name="P27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3e98d" officeooo:paragraph-rsid="00088138"/>
    </style:style>
    <style:style style:name="P28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3e98d" officeooo:paragraph-rsid="00099d60"/>
    </style:style>
    <style:style style:name="P29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51a2b" officeooo:paragraph-rsid="00151a2b"/>
    </style:style>
    <style:style style:name="P30" style:family="paragraph" style:parent-style-name="Standard">
      <style:text-properties fo:font-variant="normal" fo:text-transform="none" fo:color="#232323" style:font-name="Liberation Serif" fo:font-size="11.25pt" fo:letter-spacing="normal" fo:font-style="normal" style:text-underline-style="solid" style:text-underline-width="auto" style:text-underline-color="font-color" fo:font-weight="normal" officeooo:rsid="0007314e" officeooo:paragraph-rsid="00099d60"/>
    </style:style>
    <style:style style:name="P31" style:family="paragraph" style:parent-style-name="Standard">
      <style:text-properties fo:font-variant="normal" fo:text-transform="none" fo:color="#232323" style:font-name="Liberation Serif" fo:font-size="11.25pt" fo:letter-spacing="normal" fo:font-style="normal" style:text-underline-style="solid" style:text-underline-width="auto" style:text-underline-color="font-color" fo:font-weight="normal" officeooo:rsid="000b15a0" officeooo:paragraph-rsid="000b15a0"/>
    </style:style>
    <style:style style:name="P32" style:family="paragraph" style:parent-style-name="Standard">
      <style:text-properties officeooo:rsid="00099d60" officeooo:paragraph-rsid="00099d60"/>
    </style:style>
    <style:style style:name="P33" style:family="paragraph" style:parent-style-name="Standard">
      <style:text-properties officeooo:rsid="000f987b" officeooo:paragraph-rsid="000f987b"/>
    </style:style>
    <style:style style:name="P34" style:family="paragraph" style:parent-style-name="Standard">
      <style:text-properties officeooo:rsid="000f987b" officeooo:paragraph-rsid="001093f9"/>
    </style:style>
    <style:style style:name="P35" style:family="paragraph" style:parent-style-name="Standard">
      <style:text-properties officeooo:rsid="00132cee" officeooo:paragraph-rsid="00132cee"/>
    </style:style>
    <style:style style:name="P36" style:family="paragraph" style:parent-style-name="Standard">
      <style:text-properties style:font-name="Liberation Serif" officeooo:paragraph-rsid="0004cd71"/>
    </style:style>
    <style:style style:name="P37" style:family="paragraph" style:parent-style-name="Standard">
      <style:paragraph-properties fo:text-align="start" style:justify-single-word="false"/>
      <style:text-properties officeooo:rsid="00088138" officeooo:paragraph-rsid="00099d60"/>
    </style:style>
    <style:style style:name="P38" style:family="paragraph" style:parent-style-name="Standard">
      <style:paragraph-properties fo:break-before="page"/>
      <style:text-properties fo:font-variant="normal" fo:text-transform="none" fo:color="#232323" style:font-name="Liberation Serif" fo:font-size="11.25pt" fo:letter-spacing="normal" fo:font-style="normal" fo:font-weight="normal" officeooo:rsid="00099d60" officeooo:paragraph-rsid="00099d60"/>
    </style:style>
    <style:style style:name="P39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232323" fo:font-size="11.25pt" fo:letter-spacing="normal" fo:font-style="normal" fo:font-weight="normal"/>
    </style:style>
    <style:style style:name="T2" style:family="text">
      <style:text-properties fo:font-variant="normal" fo:text-transform="none" fo:color="#232323" fo:font-size="11.25pt" fo:letter-spacing="normal" fo:font-style="normal" fo:font-weight="normal" officeooo:rsid="0004cd71"/>
    </style:style>
    <style:style style:name="T3" style:family="text">
      <style:text-properties fo:font-variant="normal" fo:text-transform="none" fo:color="#232323" fo:font-size="11.25pt" fo:letter-spacing="normal" fo:font-style="normal" fo:font-weight="normal" officeooo:rsid="0005381f"/>
    </style:style>
    <style:style style:name="T4" style:family="text">
      <style:text-properties fo:font-variant="normal" fo:text-transform="none" fo:color="#232323" fo:font-size="11.25pt" fo:letter-spacing="normal" fo:font-style="normal" fo:font-weight="normal" officeooo:rsid="0007314e"/>
    </style:style>
    <style:style style:name="T5" style:family="text">
      <style:text-properties fo:font-variant="normal" fo:text-transform="none" fo:color="#232323" fo:font-size="11.25pt" fo:letter-spacing="normal" fo:font-style="normal" fo:font-weight="normal" fo:background-color="#fff200" loext:char-shading-value="0"/>
    </style:style>
    <style:style style:name="T6" style:family="text">
      <style:text-properties fo:font-variant="normal" fo:text-transform="none" fo:color="#232323" fo:font-size="11.2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232323" fo:font-size="11.25pt" fo:letter-spacing="normal" fo:font-style="normal" fo:font-weight="normal" officeooo:rsid="000770d6"/>
    </style:style>
    <style:style style:name="T8" style:family="text">
      <style:text-properties fo:font-variant="normal" fo:text-transform="none" fo:color="#232323" fo:font-size="11.25pt" fo:letter-spacing="normal" fo:font-style="normal" fo:font-weight="normal" officeooo:rsid="00088138"/>
    </style:style>
    <style:style style:name="T9" style:family="text">
      <style:text-properties fo:font-variant="normal" fo:text-transform="none" fo:color="#232323" fo:font-size="11.25pt" fo:letter-spacing="normal" fo:font-style="normal" fo:font-weight="normal" officeooo:rsid="000a0719"/>
    </style:style>
    <style:style style:name="T10" style:family="text">
      <style:text-properties fo:font-variant="normal" fo:text-transform="none" fo:color="#232323" style:font-name="Liberation Serif" fo:font-size="11.25pt" fo:letter-spacing="normal" fo:font-style="normal" fo:font-weight="normal"/>
    </style:style>
    <style:style style:name="T11" style:family="text">
      <style:text-properties fo:font-variant="normal" fo:text-transform="none" fo:color="#232323" style:font-name="Liberation Serif" fo:font-size="11.25pt" fo:letter-spacing="normal" fo:font-style="normal" fo:font-weight="normal" officeooo:rsid="0007314e"/>
    </style:style>
    <style:style style:name="T12" style:family="text">
      <style:text-properties fo:font-variant="normal" fo:text-transform="none" fo:color="#232323" style:font-name="Liberation Serif" fo:font-size="11.25pt" fo:letter-spacing="normal" fo:font-style="normal" fo:font-weight="normal" officeooo:rsid="00088138"/>
    </style:style>
    <style:style style:name="T13" style:family="text">
      <style:text-properties fo:font-variant="normal" fo:text-transform="none" fo:color="#232323" style:font-name="Liberation Serif" fo:font-size="11.25pt" fo:letter-spacing="normal" fo:font-style="normal" fo:font-weight="normal" officeooo:rsid="00099d60"/>
    </style:style>
    <style:style style:name="T14" style:family="text">
      <style:text-properties fo:font-variant="normal" fo:text-transform="none" fo:color="#232323" style:font-name="Liberation Serif" fo:font-size="11.25pt" fo:letter-spacing="normal" fo:font-style="normal" fo:font-weight="normal" officeooo:rsid="000b15a0"/>
    </style:style>
    <style:style style:name="T15" style:family="text">
      <style:text-properties fo:font-variant="normal" fo:text-transform="none" fo:color="#232323" style:font-name="Liberation Serif" fo:font-size="11.25pt" fo:letter-spacing="normal" fo:font-style="normal" fo:font-weight="normal" officeooo:rsid="000c0f82"/>
    </style:style>
    <style:style style:name="T16" style:family="text">
      <style:text-properties fo:font-variant="normal" fo:text-transform="none" fo:color="#232323" style:font-name="Liberation Serif" fo:font-size="11.25pt" fo:letter-spacing="normal" fo:font-style="normal" fo:font-weight="normal" officeooo:rsid="000d8688"/>
    </style:style>
    <style:style style:name="T17" style:family="text">
      <style:text-properties fo:font-variant="normal" fo:text-transform="none" fo:color="#232323" style:font-name="Liberation Serif" fo:font-size="11.25pt" fo:letter-spacing="normal" fo:font-style="normal" fo:font-weight="normal" officeooo:rsid="000f0627"/>
    </style:style>
    <style:style style:name="T18" style:family="text">
      <style:text-properties fo:font-variant="normal" fo:text-transform="none" fo:color="#232323" style:font-name="Liberation Serif" fo:font-size="11.25pt" fo:letter-spacing="normal" fo:font-style="normal" fo:font-weight="normal" officeooo:rsid="00151a2b"/>
    </style:style>
    <style:style style:name="T19" style:family="text">
      <style:text-properties style:font-name="Liberation Serif" officeooo:rsid="0004cd71"/>
    </style:style>
    <style:style style:name="T20" style:family="text">
      <style:text-properties officeooo:rsid="000a0719"/>
    </style:style>
    <style:style style:name="T21" style:family="text">
      <style:text-properties officeooo:rsid="000b15a0"/>
    </style:style>
    <style:style style:name="T22" style:family="text">
      <style:text-properties officeooo:rsid="0013e98d"/>
    </style:style>
    <style:style style:name="T23" style:family="text">
      <style:text-properties officeooo:rsid="00151a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Index</text:p>
      <text:p text:style-name="P1"/>
      <text:h text:style-name="P39" text:outline-level="1">Conditions of Experiment</text:h>
      <text:p text:style-name="P1"/>
      <text:p text:style-name="P1"><text:tab/><text:span text:style-name="T19">Computer characteristics:</text:span></text:p>
      <text:p text:style-name="P2"><text:tab/><text:tab/><text:span text:style-name="T20">1) Processor: </text:span><text:span text:style-name="T1">i7-8565U Quad Core </text:span><text:span text:style-name="T2">1.8-4.6 GHz</text:span></text:p>
      <text:p text:style-name="P14"><text:tab/><text:tab/> <text:s text:c="4"/>Ram: <text:s text:c="2"/>8GB</text:p>
      <text:p text:style-name="P15"><text:tab/><text:tab/></text:p>
      <text:p text:style-name="P6"><text:span text:style-name="T2"><text:tab/><text:tab/></text:span><text:span text:style-name="T9">2)</text:span></text:p>
      <text:p text:style-name="P14"><text:tab/></text:p>
      <text:p text:style-name="P16"><text:tab/></text:p>
      <text:p text:style-name="P16"><text:tab/>Tecnologies: </text:p>
      <text:p text:style-name="P2"><text:span text:style-name="T2"><text:tab/><text:tab/>Java </text:span><text:span text:style-name="T4">(version) - 1.8.0.222</text:span></text:p>
      <text:p text:style-name="P2"><text:span text:style-name="T2"><text:tab/><text:tab/></text:span><text:span text:style-name="T3">gRPC framework to connect client-server services </text:span><text:span text:style-name="T4">(version) – 1.24.1</text:span></text:p>
      <text:p text:style-name="P3"><text:span text:style-name="T1"><text:tab/><text:tab/></text:span><text:span text:style-name="T5">maven for dependecies</text:span></text:p>
      <text:p text:style-name="P4"><text:span text:style-name="T6"><text:tab/><text:tab/></text:span><text:span text:style-name="T1">protoc</text:span></text:p>
      <text:p text:style-name="P17"><text:tab/><text:tab/>Google protocol Buffer and XML</text:p>
      <text:p text:style-name="P17"><text:tab/></text:p>
      <text:p text:style-name="P17"/>
      <text:p text:style-name="P2"><text:span text:style-name="T3"><text:tab/></text:span><text:span text:style-name="T4">How to run:</text:span></text:p>
      <text:p text:style-name="P18"><text:tab/><text:tab/>Server : mvn exec:java -Dexec.mainClass=com.assign_1.ProjectIsServer</text:p>
      <text:p text:style-name="P19"><text:tab/><text:tab/>Client : mvn exec:java -Dexec.mainClass=com.assign_1.ProjectIsClient</text:p>
      <text:p text:style-name="P5"><text:span text:style-name="T4"><text:tab/><text:tab/><text:tab/>-</text:span><text:span text:style-name="T7">Input Number of clients to retrieve server information</text:span></text:p>
      <text:p text:style-name="P19"><text:tab/></text:p>
      <text:p text:style-name="P19"><text:tab/></text:p>
      <text:p text:style-name="P19"><text:tab/></text:p>
      <text:p text:style-name="P19"><text:tab/>Changeable Parameters:</text:p>
      <text:p text:style-name="P5"><text:span text:style-name="T4"><text:tab/><text:tab/>-</text:span><text:span text:style-name="T8">Port (Currently on port 5682)</text:span></text:p>
      <text:p text:style-name="P19"><text:tab/><text:tab/>-Number of random generated client/cars per client</text:p>
      <text:p text:style-name="P19"><text:tab/><text:tab/>-Number of Clients to be requested to the server</text:p>
      <text:p text:style-name="P19"><text:tab/><text:tab/>-Client/Car parameters to be retrieved</text:p>
      <text:p text:style-name="P19"/>
      <text:p text:style-name="P19"><text:tab/></text:p>
      <text:p text:style-name="P19"/>
      <text:p text:style-name="P19"><text:tab/></text:p>
      <text:p text:style-name="P19"><text:tab/><text:span text:style-name="T22">Package Size:<text:line-break/><text:tab/><text:tab/>-On Grpc there is a limit of 4Mb.</text:span></text:p>
      <text:p text:style-name="P19"><text:tab/><text:tab/>-<text:span text:style-name="T22">TCP connection is limited by String Size which is +/- 65000 Bytes.</text:span></text:p>
      <text:h text:style-name="P39" text:outline-level="1"><text:span text:style-name="T21">Client - </text:span>Server</text:h>
      <text:p text:style-name="P20"><text:s/></text:p>
      <text:p text:style-name="P22"><text:s/><text:span text:style-name="T23">For Protocol Buffer, C</text:span>lient-server communication is done using gRPC framework which is used to efficiently and easily connect these two.</text:p>
      <text:p text:style-name="P29">For XML, Client-Server communication is done using TCP Sockets.</text:p>
      <text:p text:style-name="P22"/>
      <text:p text:style-name="P31">Client Functions:</text:p>
      <text:p text:style-name="P31"/>
      <text:p text:style-name="P10"><text:span text:style-name="T10"><text:tab/>The client starts </text:span><text:span text:style-name="T15">by creating the message to be sent to the server. This message is either a XML <text:tab/>String or a Protocol Buffer message containing Id’s of clients to be returned.</text:span></text:p>
      <text:p text:style-name="P23"><text:tab/><text:span text:style-name="T23">For gRPC the client</text:span> <text:s/>will use Stub to call a remote function from the server to request owner and <text:tab/>car information.</text:p>
      <text:p text:style-name="P29"><text:tab/>For TCP the client sends the informatio through the socket to request owner/car information.</text:p>
      <text:p text:style-name="P10"><text:span text:style-name="T15"><text:tab/>After receiving the information, the client will then deserialize </text:span><text:span text:style-name="T17">or unmarshal</text:span><text:span text:style-name="T15"> the messages and <text:tab/>record the endTime/package size.</text:span></text:p>
      <text:p text:style-name="P22"/>
      <text:p text:style-name="P31">Server Functions:</text:p>
      <text:p text:style-name="P31"/>
      <text:p text:style-name="P37"><text:span text:style-name="T10"><text:tab/>After the server </text:span><text:span text:style-name="T13">has been created and its service </text:span><text:span text:style-name="T18">or TCP connection</text:span><text:span text:style-name="T13"> added, the server either <text:tab/>generates clients or retrieves them from an object file working as a database. When a client <text:tab/>connects the server, it will receive the clients Ids and procceed to find the owners and their cars. <text:tab/>When found, the server either creates the Reply message by creating the cars and owners <text:tab/>builders and attaching them to the message </text:span><text:span text:style-name="T14">or it creates the XML String to be sent to the client <text:tab/></text:span><text:span text:style-name="T16">and recording the startTime after Marshaling</text:span><text:span text:style-name="T14">. </text:span></text:p>
      <text:p text:style-name="P20"/>
      <text:p text:style-name="P20"/>
      <text:p text:style-name="P20"/>
      <text:p text:style-name="P20"/>
      <text:p text:style-name="P30">Measuring Time:</text:p>
      <text:p text:style-name="P30"/>
      <text:p text:style-name="P8"><text:span text:style-name="T11"><text:tab/></text:span><text:span text:style-name="T16">startTime is </text:span><text:span text:style-name="T17">recorded</text:span><text:span text:style-name="T16"> when the server ends marshalling/</text:span><text:span text:style-name="T17">serializing the information to be sent to the <text:tab/>client.</text:span></text:p>
      <text:p text:style-name="P24"/>
      <text:p text:style-name="P24"><text:tab/>EndTime is recorded when the client finishes unmarshalling/deserializing.</text:p>
      <text:p text:style-name="P24"/>
      <text:p text:style-name="P28"><text:tab/><text:span text:style-name="T23">Finally we subtract startTime to the endTime.</text:span></text:p>
      <text:h text:style-name="P39" text:outline-level="1">Google Protocol Buffer</text:h>
      <text:p text:style-name="P25"/>
      <text:p text:style-name="P25">Data structures:</text:p>
      <text:p text:style-name="P25"/>
      <text:p text:style-name="P25"><text:tab/>message OwnersRequest <text:s/>- Request message that contains array of client ids to be retrieved from \<text:tab/><text:tab/><text:tab/> <text:tab/> <text:s text:c="4"/>the server.</text:p>
      <text:p text:style-name="P25"><text:tab/></text:p>
      <text:p text:style-name="P25"><text:tab/>message Reply – Reply message that contains array of owners and necessary information to be <text:tab/><text:tab/><text:tab/><text:tab/>retrieved.</text:p>
      <text:p text:style-name="P25"><text:tab/></text:p>
      <text:p text:style-name="P7"><text:span text:style-name="T10"><text:tab/>message O – </text:span><text:span text:style-name="T12">Message definining</text:span><text:span text:style-name="T10"> each owner contained in Reply. </text:span></text:p>
      <text:p text:style-name="P25"><text:tab/><text:tab/> <text:s text:c="8"/>Each owner contains:<text:tab/></text:p>
      <text:p text:style-name="P25"><text:tab/><text:tab/><text:tab/><text:tab/>-id | name | telephone | address | Cars</text:p>
      <text:p text:style-name="P25"/>
      <text:p text:style-name="P7"><text:span text:style-name="T10"><text:tab/>message C – </text:span><text:span text:style-name="T12">Message defining each car contained in an Owner.</text:span></text:p>
      <text:p text:style-name="P21"><text:tab/><text:tab/> <text:s text:c="8"/>Each car contains:</text:p>
      <text:p text:style-name="P21"><text:tab/><text:tab/><text:tab/><text:tab/>-id | brand | model | engineSize | <text:s/>power | consumption | plate</text:p>
      <text:p text:style-name="P21"/>
      <text:p text:style-name="P21"/>
      <text:p text:style-name="P27"/>
      <text:p text:style-name="P38">XML</text:p>
      <text:p text:style-name="P26"/>
      <text:p text:style-name="P26">Data Structures:</text:p>
      <text:p text:style-name="P26"><text:tab/></text:p>
      <text:p text:style-name="P26"/>
      <text:p text:style-name="P13">Trials:</text:p>
      <text:p text:style-name="P9"/>
      <text:p text:style-name="P9">Number of requests : </text:p>
      <text:p text:style-name="P9">Number of cars per owner: </text:p>
      <text:p text:style-name="P9">Package size:</text:p>
      <text:p text:style-name="P9">Time:</text:p>
      <text:p text:style-name="P9"/>
      <text:p text:style-name="P33"/>
      <text:p text:style-name="P34"/>
      <text:p text:style-name="P34"/>
      <text:p text:style-name="P34"/>
      <text:p text:style-name="P34"/>
      <text:p text:style-name="P35"/>
      <text:p text:style-name="P12"/>
      <text:p text:style-name="P1"/>
      <text:p text:style-name="P1"/>
      <text:p text:style-name="Standard">• Unstructured document without section numbers.</text:p>
      <text:p text:style-name="Standard">• Failing to make the experimental settings explicit (e.g. the</text:p>
      <text:p text:style-name="Standard">trials ran).</text:p>
      <text:p text:style-name="Standard">• Not including the data structure used.</text:p>
      <text:p text:style-name="Standard">• Not including the sizes of the serialized structure in the experiment.</text:p>
      <text:p text:style-name="Standard">• Figures without numbers.</text:p>
      <text:p text:style-name="Standard">• Too many plots that are repetitive and convey little information.</text:p>
      <text:p text:style-name="Standard">• Too few text alongside the plots.</text:p>
      <text:p text:style-name="Standard">• A lot of source code in the middle of the text.</text:p>
      <text:p text:style-name="Standard">• No analysis of the plots (this should go beyond repeating what is in the plots). A</text:p>
      <text:p text:style-name="Standard">true explanation of what is in the plots should be given if possible. For example, in</text:p>
      <text:p text:style-name="Standard">some cases, text-based representation was good for small data and bad for larger</text:p>
      <text:p text:style-name="Standard">data. Wh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7:39:23.163637204</meta:creation-date>
    <dc:date>2019-10-04T02:42:28.263478465</dc:date>
    <meta:editing-duration>PT2H32M1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8" meta:paragraph-count="80" meta:word-count="573" meta:character-count="3690" meta:non-whitespace-character-count="3045"/>
  </office:meta>
</office:document-meta>
</file>